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91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93cm"/>
    </style:style>
    <style:style style:name="gr4" style:family="graphic" style:parent-style-name="standard">
      <style:graphic-properties draw:fill="solid" draw:fill-color="#ff0000" draw:textarea-horizontal-align="center" draw:textarea-vertical-align="middle" draw:shadow="visible"/>
    </style:style>
    <style:style style:name="gr5" style:family="graphic" style:parent-style-name="standard">
      <style:graphic-properties draw:marker-start="" draw:marker-end="Rounded_20_large_20_Arrow" draw:marker-end-width="0.25cm" draw:textarea-horizontal-align="center" draw:textarea-vertical-align="middle"/>
    </style:style>
    <style:style style:name="gr6" style:family="graphic" style:parent-style-name="standard">
      <style:graphic-properties draw:marker-start="Arrow" draw:marker-end="" draw:marker-end-width="0.25cm" draw:textarea-horizontal-align="center" draw:textarea-vertical-align="middle"/>
    </style:style>
    <style:style style:name="gr7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1cm" fo:min-width="1.1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imes New Roman'" style:font-family-generic="roman" style:font-pitch="variable" fo:font-size="2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24pt"/>
    </style:style>
    <style:style style:name="P6" style:family="paragraph">
      <style:paragraph-properties fo:margin-left="0cm" fo:margin-right="0cm" fo:text-align="center" fo:text-indent="0cm"/>
      <style:text-properties fo:font-size="24pt"/>
    </style:style>
    <style:style style:name="P7" style:family="paragraph">
      <style:text-properties fo:font-size="44pt"/>
    </style:style>
    <style:style style:name="T1" style:family="text">
      <style:text-properties fo:font-family="'Times New Roman'" style:font-family-generic="roman" style:font-pitch="variable" fo:font-size="24pt"/>
    </style:style>
    <style:style style:name="T2" style:family="text">
      <style:text-properties fo:font-size="24pt"/>
    </style:style>
    <style:style style:name="T3" style:family="text">
      <style:text-properties fo:font-size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704cm" svg:height="2.905cm" svg:x="0.08cm" svg:y="0.09cm">
          <text:p text:style-name="P2"/>
        </draw:rect>
        <draw:frame draw:style-name="gr2" draw:text-style-name="P3" draw:layer="layout" svg:width="3.419cm" svg:height="1.271cm" svg:x="18.044cm" svg:y="1.225cm">
          <draw:text-box>
            <text:p text:style-name="P2"><text:span text:style-name="T1">ToolBus</text:span></text:p>
          </draw:text-box>
        </draw:frame>
        <draw:frame draw:style-name="gr3" draw:text-style-name="P3" draw:layer="layout" svg:width="2.43cm" svg:height="1.271cm" svg:x="19.056cm" svg:y="6.774cm">
          <draw:text-box>
            <text:p text:style-name="P2"><text:span text:style-name="T1">Tools</text:span></text:p>
          </draw:text-box>
        </draw:frame>
        <draw:g>
          <draw:ellipse draw:style-name="gr4" draw:text-style-name="P5" draw:layer="layout" svg:width="4.18cm" svg:height="1.387cm" svg:x="0.291cm" svg:y="0.727cm">
            <text:p text:style-name="P4"><text:span text:style-name="T1">MakeWave</text:span></text:p>
          </draw:ellipse>
          <draw:line draw:style-name="gr5" draw:text-style-name="P1" draw:layer="layout" svg:x1="2.387cm" svg:y1="2.114cm" svg:x2="2.383cm" svg:y2="6.377cm">
            <text:p text:style-name="P2"/>
          </draw:line>
          <draw:line draw:style-name="gr6" draw:text-style-name="P1" draw:layer="layout" svg:x1="1.816cm" svg:y1="2.041cm" svg:x2="1.817cm" svg:y2="6.68cm">
            <text:p text:style-name="P2"/>
          </draw:line>
        </draw:g>
        <draw:rect draw:style-name="gr7" draw:text-style-name="P6" draw:layer="layout" svg:width="18.118cm" svg:height="1.712cm" svg:x="0.527cm" svg:y="6.484cm">
          <text:p text:style-name="P4"><text:span text:style-name="T2">display</text:span></text:p>
        </draw:rect>
        <draw:g>
          <draw:line draw:style-name="gr5" draw:text-style-name="P1" draw:layer="layout" svg:x1="6.205cm" svg:y1="2.06cm" svg:x2="6.197cm" svg:y2="6.403cm">
            <text:p text:style-name="P2"/>
          </draw:line>
          <draw:ellipse draw:style-name="gr4" draw:text-style-name="P5" draw:layer="layout" svg:width="1.856cm" svg:height="1.387cm" svg:x="4.961cm" svg:y="0.854cm">
            <text:p text:style-name="P4"><text:span text:style-name="T1">Pend</text:span></text:p>
          </draw:ellipse>
          <draw:line draw:style-name="gr6" draw:text-style-name="P1" draw:layer="layout" svg:x1="5.516cm" svg:y1="2.18cm" svg:x2="5.527cm" svg:y2="6.532cm">
            <text:p text:style-name="P2"/>
          </draw:line>
        </draw:g>
        <draw:g>
          <draw:frame draw:style-name="gr8" draw:text-style-name="P7" draw:layer="layout" svg:width="1.797cm" svg:height="2.121cm" svg:x="15.989cm" svg:y="0.505cm">
            <draw:text-box>
              <text:p text:style-name="P2"><text:span text:style-name="T3">...</text:span></text:p>
            </draw:text-box>
          </draw:frame>
        </draw:g>
        <draw:g>
          <draw:line draw:style-name="gr5" draw:text-style-name="P1" draw:layer="layout" svg:x1="8.637cm" svg:y1="2.06cm" svg:x2="8.629cm" svg:y2="6.403cm">
            <text:p text:style-name="P2"/>
          </draw:line>
          <draw:ellipse draw:style-name="gr4" draw:text-style-name="P5" draw:layer="layout" svg:width="1.856cm" svg:height="1.387cm" svg:x="7.393cm" svg:y="0.854cm">
            <text:p text:style-name="P4"><text:span text:style-name="T1">Pend</text:span></text:p>
          </draw:ellipse>
          <draw:line draw:style-name="gr6" draw:text-style-name="P1" draw:layer="layout" svg:x1="7.948cm" svg:y1="2.18cm" svg:x2="7.934cm" svg:y2="6.454cm">
            <text:p text:style-name="P2"/>
          </draw:line>
        </draw:g>
        <draw:g>
          <draw:line draw:style-name="gr5" draw:text-style-name="P1" draw:layer="layout" svg:x1="10.543cm" svg:y1="2.009cm" svg:x2="10.543cm" svg:y2="6.439cm">
            <text:p text:style-name="P2"/>
          </draw:line>
          <draw:ellipse draw:style-name="gr4" draw:text-style-name="P5" draw:layer="layout" svg:width="1.108cm" svg:height="1.348cm" svg:x="9.815cm" svg:y="0.862cm">
            <text:p text:style-name="P4"><text:span text:style-name="T1">P</text:span></text:p>
          </draw:ellipse>
          <draw:line draw:style-name="gr6" draw:text-style-name="P1" draw:layer="layout" svg:x1="10.215cm" svg:y1="2.151cm" svg:x2="10.226cm" svg:y2="6.38cm">
            <text:p text:style-name="P2"/>
          </draw:line>
        </draw:g>
        <draw:g>
          <draw:line draw:style-name="gr5" draw:text-style-name="P1" draw:layer="layout" svg:x1="11.899cm" svg:y1="2.009cm" svg:x2="11.899cm" svg:y2="6.439cm">
            <text:p text:style-name="P2"/>
          </draw:line>
          <draw:ellipse draw:style-name="gr4" draw:text-style-name="P5" draw:layer="layout" svg:width="1.108cm" svg:height="1.348cm" svg:x="11.171cm" svg:y="0.862cm">
            <text:p text:style-name="P4"><text:span text:style-name="T1">P</text:span></text:p>
          </draw:ellipse>
          <draw:line draw:style-name="gr6" draw:text-style-name="P1" draw:layer="layout" svg:x1="11.571cm" svg:y1="2.151cm" svg:x2="11.582cm" svg:y2="6.38cm">
            <text:p text:style-name="P2"/>
          </draw:line>
        </draw:g>
        <draw:g>
          <draw:line draw:style-name="gr5" draw:text-style-name="P1" draw:layer="layout" svg:x1="13.368cm" svg:y1="2.009cm" svg:x2="13.368cm" svg:y2="6.439cm">
            <text:p text:style-name="P2"/>
          </draw:line>
          <draw:ellipse draw:style-name="gr4" draw:text-style-name="P5" draw:layer="layout" svg:width="1.108cm" svg:height="1.348cm" svg:x="12.64cm" svg:y="0.862cm">
            <text:p text:style-name="P4"><text:span text:style-name="T1">P</text:span></text:p>
          </draw:ellipse>
          <draw:line draw:style-name="gr6" draw:text-style-name="P1" draw:layer="layout" svg:x1="13.04cm" svg:y1="2.151cm" svg:x2="13.051cm" svg:y2="6.38cm">
            <text:p text:style-name="P2"/>
          </draw:line>
        </draw:g>
        <draw:g>
          <draw:line draw:style-name="gr5" draw:text-style-name="P1" draw:layer="layout" svg:x1="14.889cm" svg:y1="1.983cm" svg:x2="14.889cm" svg:y2="6.413cm">
            <text:p text:style-name="P2"/>
          </draw:line>
          <draw:ellipse draw:style-name="gr4" draw:text-style-name="P5" draw:layer="layout" svg:width="1.108cm" svg:height="1.348cm" svg:x="14.161cm" svg:y="0.836cm">
            <text:p text:style-name="P4"><text:span text:style-name="T1">P</text:span></text:p>
          </draw:ellipse>
          <draw:line draw:style-name="gr6" draw:text-style-name="P1" draw:layer="layout" svg:x1="14.561cm" svg:y1="2.125cm" svg:x2="14.572cm" svg:y2="6.354cm">
            <text:p text:style-name="P2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2-03T13:20:42</meta:creation-date>
    <dc:date>2007-12-19T09:45:30</dc:date>
    <dc:language>en-US</dc:language>
    <meta:editing-cycles>3</meta:editing-cycles>
    <meta:editing-duration>PT3M46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